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3cm" svg:stroke-color="#93117d" draw:marker-start="" draw:marker-start-width="0.208cm" draw:marker-start-center="false" draw:marker-end="" draw:marker-end-width="0.208cm" draw:marker-end-center="false" draw:fill="solid" draw:fill-color="#93117d" draw:opacity="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ff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454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19cm" fo:min-width="0.401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3117d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Lucida Sans Unicode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837cm" svg:y1="13.305cm" svg:x2="8.837cm" svg:y2="16.544cm">
              <text:p/>
            </draw:line>
            <draw:line draw:style-name="gr1" draw:text-style-name="P1" draw:layer="layout" svg:x1="9.133cm" svg:y1="13.305cm" svg:x2="9.133cm" svg:y2="16.544cm">
              <text:p/>
            </draw:line>
            <draw:line draw:style-name="gr1" draw:text-style-name="P1" draw:layer="layout" svg:x1="9.426cm" svg:y1="13.305cm" svg:x2="9.426cm" svg:y2="16.544cm">
              <text:p/>
            </draw:line>
            <draw:line draw:style-name="gr1" draw:text-style-name="P1" draw:layer="layout" svg:x1="9.723cm" svg:y1="13.305cm" svg:x2="9.723cm" svg:y2="16.544cm">
              <text:p/>
            </draw:line>
            <draw:line draw:style-name="gr1" draw:text-style-name="P1" draw:layer="layout" svg:x1="10.015cm" svg:y1="13.305cm" svg:x2="10.015cm" svg:y2="16.544cm">
              <text:p/>
            </draw:line>
            <draw:line draw:style-name="gr1" draw:text-style-name="P1" draw:layer="layout" svg:x1="10.31cm" svg:y1="13.305cm" svg:x2="10.31cm" svg:y2="16.544cm">
              <text:p/>
            </draw:line>
            <draw:line draw:style-name="gr1" draw:text-style-name="P1" draw:layer="layout" svg:x1="10.604cm" svg:y1="13.305cm" svg:x2="10.604cm" svg:y2="16.544cm">
              <text:p/>
            </draw:line>
            <draw:line draw:style-name="gr1" draw:text-style-name="P1" draw:layer="layout" svg:x1="10.899cm" svg:y1="13.305cm" svg:x2="10.899cm" svg:y2="16.544cm">
              <text:p/>
            </draw:line>
            <draw:line draw:style-name="gr1" draw:text-style-name="P1" draw:layer="layout" svg:x1="11.193cm" svg:y1="13.305cm" svg:x2="11.193cm" svg:y2="16.544cm">
              <text:p/>
            </draw:line>
            <draw:line draw:style-name="gr1" draw:text-style-name="P1" draw:layer="layout" svg:x1="11.487cm" svg:y1="13.305cm" svg:x2="11.487cm" svg:y2="16.544cm">
              <text:p/>
            </draw:line>
            <draw:line draw:style-name="gr1" draw:text-style-name="P1" draw:layer="layout" svg:x1="11.781cm" svg:y1="13.305cm" svg:x2="11.781cm" svg:y2="16.544cm">
              <text:p/>
            </draw:line>
            <draw:line draw:style-name="gr1" draw:text-style-name="P1" draw:layer="layout" svg:x1="12.076cm" svg:y1="13.305cm" svg:x2="12.076cm" svg:y2="16.544cm">
              <text:p/>
            </draw:line>
            <draw:line draw:style-name="gr1" draw:text-style-name="P1" draw:layer="layout" svg:x1="12.372cm" svg:y1="13.305cm" svg:x2="12.372cm" svg:y2="16.544cm">
              <text:p/>
            </draw:line>
            <draw:line draw:style-name="gr1" draw:text-style-name="P1" draw:layer="layout" svg:x1="8.837cm" svg:y1="13.305cm" svg:x2="12.37cm" svg:y2="13.305cm">
              <text:p/>
            </draw:line>
            <draw:line draw:style-name="gr1" draw:text-style-name="P1" draw:layer="layout" svg:x1="8.837cm" svg:y1="13.599cm" svg:x2="12.37cm" svg:y2="13.599cm">
              <text:p/>
            </draw:line>
            <draw:line draw:style-name="gr1" draw:text-style-name="P1" draw:layer="layout" svg:x1="8.837cm" svg:y1="13.894cm" svg:x2="12.37cm" svg:y2="13.894cm">
              <text:p/>
            </draw:line>
            <draw:line draw:style-name="gr1" draw:text-style-name="P1" draw:layer="layout" svg:x1="8.837cm" svg:y1="14.186cm" svg:x2="12.37cm" svg:y2="14.186cm">
              <text:p/>
            </draw:line>
            <draw:line draw:style-name="gr1" draw:text-style-name="P1" draw:layer="layout" svg:x1="8.837cm" svg:y1="14.484cm" svg:x2="12.37cm" svg:y2="14.484cm">
              <text:p/>
            </draw:line>
            <draw:line draw:style-name="gr1" draw:text-style-name="P1" draw:layer="layout" svg:x1="8.837cm" svg:y1="14.778cm" svg:x2="12.37cm" svg:y2="14.778cm">
              <text:p/>
            </draw:line>
            <draw:line draw:style-name="gr1" draw:text-style-name="P1" draw:layer="layout" svg:x1="8.837cm" svg:y1="15.072cm" svg:x2="12.37cm" svg:y2="15.072cm">
              <text:p/>
            </draw:line>
            <draw:line draw:style-name="gr1" draw:text-style-name="P1" draw:layer="layout" svg:x1="8.837cm" svg:y1="15.367cm" svg:x2="12.37cm" svg:y2="15.367cm">
              <text:p/>
            </draw:line>
            <draw:line draw:style-name="gr1" draw:text-style-name="P1" draw:layer="layout" svg:x1="8.837cm" svg:y1="15.661cm" svg:x2="12.37cm" svg:y2="15.661cm">
              <text:p/>
            </draw:line>
            <draw:line draw:style-name="gr1" draw:text-style-name="P1" draw:layer="layout" svg:x1="8.837cm" svg:y1="15.957cm" svg:x2="12.37cm" svg:y2="15.957cm">
              <text:p/>
            </draw:line>
            <draw:line draw:style-name="gr1" draw:text-style-name="P1" draw:layer="layout" svg:x1="8.837cm" svg:y1="16.25cm" svg:x2="12.37cm" svg:y2="16.25cm">
              <text:p/>
            </draw:line>
            <draw:line draw:style-name="gr1" draw:text-style-name="P1" draw:layer="layout" svg:x1="8.837cm" svg:y1="16.545cm" svg:x2="12.37cm" svg:y2="16.545cm">
              <text:p/>
            </draw:line>
          </draw:g>
          <draw:polygon draw:style-name="gr2" draw:text-style-name="P2" draw:layer="layout" svg:width="2.354cm" svg:height="2.65cm" svg:x="9.723cm" svg:y="13.599cm" svg:viewBox="0 0 2355 2651" draw:points="1177,0 0,2061 1177,2651 2355,2061">
            <text:p/>
          </draw:polygon>
          <draw:line draw:style-name="gr3" draw:text-style-name="P1" draw:layer="layout" svg:x1="8.837cm" svg:y1="16.545cm" svg:x2="12.077cm" svg:y2="13.305cm">
            <text:p/>
          </draw:line>
          <draw:frame draw:style-name="gr4" draw:text-style-name="P4" draw:layer="layout" svg:width="0.454cm" svg:height="0.38cm" svg:x="9.267cm" svg:y="16.171cm">
            <draw:text-box>
              <text:p text:style-name="P3"><text:span text:style-name="T1"><text:s/></text:span><text:span text:style-name="T2">d</text:span></text:p>
            </draw:text-box>
          </draw:frame>
          <draw:frame draw:style-name="gr5" draw:text-style-name="P5" draw:layer="layout" svg:width="0.401cm" svg:height="0.419cm" svg:x="8.826cm" svg:y="13.305cm">
            <draw:text-box>
              <text:p text:style-name="P3"><text:span text:style-name="T3">d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57:47.338641539</meta:creation-date>
    <dc:date>2018-04-10T15:58:12.391175820</dc:date>
    <meta:editing-duration>PT25S</meta:editing-duration>
    <meta:editing-cycles>1</meta:editing-cycles>
    <meta:document-statistic meta:object-count="31"/>
    <meta:generator>LibreOffice/6.0.0.3$MacOSX_X86_64 LibreOffice_project/64a0f66915f38c6217de274f0aa8e15618924765</meta:generator>
  </office:meta>
</office:document-meta>
</file>